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c48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4ffc4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31cm" svg:height="0.271cm" draw:transform="skewX (-0.0624827872213852) rotate (1.29241631110156) translate (13.9679361850119cm 8.25454737356383cm)" svg:viewBox="0 0 2311 272" svg:d="m0 31399c136 609 2311-2 2311-2">
            <text:p/>
          </draw:path>
          <draw:path draw:style-name="gr1" draw:text-style-name="P1" draw:layer="layout" svg:width="2.31cm" svg:height="0.271cm" draw:transform="skewX (0.0624827872213852) rotate (1.84917634248764) translate (14.604cm 6.0325cm)" svg:viewBox="0 0 2311 272" svg:d="m2311 24770c-136 609-2311-2-2311-2">
            <text:p/>
          </draw:path>
        </draw:g>
        <draw:custom-shape draw:style-name="gr2" draw:text-style-name="P2" draw:layer="layout" svg:width="8.89cm" svg:height="1.27cm" svg:x="13.97cm" svg:y="0.635cm">
          <text:p text:style-name="P1"><text:span text:style-name="T1">[&lt;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6.51cm" svg:height="1.27cm" svg:x="0.635cm" svg:y="4.445cm">
          <text:p text:style-name="P1"><text:span text:style-name="T1">[&lt;Resource-1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97cm" svg:y1="1.27cm" svg:x2="13.97cm" svg:y2="3.81cm">
          <text:p/>
        </draw:line>
        <draw:frame draw:style-name="gr5" draw:text-style-name="P3" draw:layer="layout" svg:width="10.226cm" svg:height="0.954cm" svg:x="3.775cm" svg:y="2.56cm">
          <draw:text-box>
            <text:p><text:span text:style-name="T1">(1) Goal-oriented action hypotheses </text:span></text:p>
          </draw:text-box>
        </draw:frame>
        <draw:line draw:style-name="gr6" draw:text-style-name="P1" draw:layer="layout" svg:x1="13.936cm" svg:y1="3.095cm" svg:x2="13.301cm" svg:y2="3.095cm">
          <text:p/>
        </draw:line>
        <draw:custom-shape draw:style-name="gr3" draw:text-style-name="P2" draw:layer="layout" svg:width="8.89cm" svg:height="1.27cm" svg:x="10.795cm" svg:y="6.35cm">
          <text:p text:style-name="P1"><text:span text:style-name="T1">[&lt;Resource-2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1" draw:text-style-name="P1" draw:layer="layout" svg:width="2.31cm" svg:height="0.271cm" draw:transform="skewX (-0.0630063859969834) rotate (-1.84917634248883) translate (13.9691818087988cm 3.81003977370955cm)" svg:viewBox="0 0 2311 272" svg:d="m0-28957c136 611 2311 0 2311 0">
            <text:p/>
          </draw:path>
          <draw:path draw:style-name="gr1" draw:text-style-name="P1" draw:layer="layout" svg:width="2.31cm" svg:height="0.271cm" draw:transform="skewX (0.0630063859969834) rotate (-1.29241631110274) translate (13.335cm 6.0325cm)" svg:viewBox="0 0 2311 272" svg:d="m2311-22328c-136 611-2311 0-2311 0">
            <text:p/>
          </draw:path>
        </draw:g>
        <draw:line draw:style-name="gr4" draw:text-style-name="P1" draw:layer="layout" svg:x1="0.635cm" svg:y1="8.255cm" svg:x2="3.175cm" svg:y2="8.255cm">
          <text:p/>
        </draw:line>
        <draw:frame draw:style-name="gr7" draw:text-style-name="P3" draw:layer="layout" svg:width="1.827cm" svg:height="1.585cm" svg:x="0.635cm" svg:y="8.255cm">
          <draw:text-box>
            <text:p><text:span text:style-name="T1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495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30T13:49:38</meta:creation-date>
    <dc:date>2011-07-30T17:04:16</dc:date>
    <dc:creator>Bo Morgan</dc:creator>
    <meta:editing-duration>PT02H59M28S</meta:editing-duration>
    <meta:editing-cycles>4</meta:editing-cycles>
    <meta:generator>OpenOffice.org/3.2$Linux OpenOffice.org_project/320m12$Build-9483</meta:generator>
    <meta:document-statistic meta:object-count="14"/>
  </office:meta>
</office:document-meta>
</file>